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configure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.configureLog4j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.validateProperti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fig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getProperty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debug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.getProperty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